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65cm" fo:min-width="2.5cm"/>
    </style:style>
    <style:style style:name="gr2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8.45cm" fo:min-width="2.5cm"/>
    </style:style>
    <style:style style:name="gr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2.65cm" fo:min-width="8.52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83cm" fo:min-width="1.029cm"/>
    </style:style>
    <style:style style:name="gr5" style:family="graphic" style:parent-style-name="standard">
      <style:graphic-properties svg:stroke-color="#000000" draw:fill-color="#81d41a" draw:textarea-horizontal-align="justify" draw:textarea-vertical-align="middle" draw:auto-grow-height="false" fo:min-height="1.183cm" fo:min-width="1.02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1.029cm"/>
    </style:style>
    <style:style style:name="gr7" style:family="graphic" style:parent-style-name="standard">
      <style:graphic-properties svg:stroke-color="#000000" draw:fill-color="#81d41a" draw:textarea-horizontal-align="justify" draw:textarea-vertical-align="middle" draw:auto-grow-height="false" fo:min-height="1.184cm" fo:min-width="1.029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stroke="none" svg:stroke-color="#000000" draw:fill="none" draw:fill-color="#ffffff" fo:min-height="17.0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2.9cm" svg:x="9.8cm" svg:y="8.8cm">
          <text:p text:style-name="P1">0,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.9cm" svg:x="12.8cm" svg:y="8.8cm">
          <text:p text:style-name="P1">0,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.9cm" svg:x="15.774cm" svg:y="8.8cm">
          <text:p text:style-name="P1">0,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.9cm" svg:x="9.8cm" svg:y="11.7cm">
          <text:p text:style-name="P1">1,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.9cm" svg:x="12.8cm" svg:y="11.7cm">
          <text:p text:style-name="P1">1,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.9cm" svg:x="15.774cm" svg:y="11.7cm">
          <text:p text:style-name="P1">1,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.9cm" svg:x="9.8cm" svg:y="14.6cm">
          <text:p text:style-name="P1">2,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.9cm" svg:x="12.8cm" svg:y="14.6cm">
          <text:p text:style-name="P1">2,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.9cm" svg:x="15.774cm" svg:y="14.6cm">
          <text:p text:style-name="P1">2,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8.7cm" svg:x="6.5cm" svg:y="8.8cm">
          <text:p text:style-name="P1">0</text:p>
          <text:p text:style-name="P1"/>
          <text:p text:style-name="P1"/>
          <text:p text:style-name="P1"/>
          <text:p text:style-name="P1">1</text:p>
          <text:p text:style-name="P1"/>
          <text:p text:style-name="P1"/>
          <text:p text:style-name="P1"/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9.026cm" svg:height="2.9cm" svg:x="9.774cm" svg:y="5.6cm">
          <text:p text:style-name="P1">0 <text:s text:c="11"/>1 <text:s text:c="14"/>2 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8.7cm" svg:x="3.3cm" svg:y="8.8cm">
          <text:p text:style-name="P1">axis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9.026cm" svg:height="2.9cm" svg:x="9.8cm" svg:y="2.7cm">
          <text:p text:style-name="P1">axis 1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4" draw:text-style-name="P2" draw:layer="layout" svg:width="1.529cm" svg:height="1.433cm" svg:x="9.426cm" svg:y="2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29cm" svg:height="1.433cm" svg:x="10.955cm" svg:y="2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29cm" svg:height="1.433cm" svg:x="12.471cm" svg:y="2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9cm" svg:height="1.434cm" svg:x="9.426cm" svg:y="3.43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29cm" svg:height="1.434cm" svg:x="10.955cm" svg:y="3.43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29cm" svg:height="1.434cm" svg:x="12.471cm" svg:y="3.433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9cm" svg:height="1.433cm" svg:x="9.426cm" svg:y="4.867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9cm" svg:height="1.433cm" svg:x="10.955cm" svg:y="4.867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9cm" svg:height="1.433cm" svg:x="12.471cm" svg:y="4.867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9cm" svg:height="1.433cm" svg:x="9.426cm" svg:y="7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9cm" svg:height="1.433cm" svg:x="10.955cm" svg:y="7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9cm" svg:height="1.433cm" svg:x="12.471cm" svg:y="7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9cm" svg:height="1.434cm" svg:x="9.426cm" svg:y="9.2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9cm" svg:height="1.434cm" svg:x="10.955cm" svg:y="9.2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9cm" svg:height="1.434cm" svg:x="12.471cm" svg:y="9.2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29cm" svg:height="1.433cm" svg:x="9.426cm" svg:y="10.6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29cm" svg:height="1.433cm" svg:x="10.955cm" svg:y="10.6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29cm" svg:height="1.433cm" svg:x="12.471cm" svg:y="10.6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29cm" svg:height="1.433cm" svg:x="9.426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29cm" svg:height="1.433cm" svg:x="10.955cm" svg:y="1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9cm" svg:height="1.433cm" svg:x="12.471cm" svg:y="13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29cm" svg:height="1.434cm" svg:x="9.426cm" svg:y="15.0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29cm" svg:height="1.434cm" svg:x="10.955cm" svg:y="15.0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9cm" svg:height="1.434cm" svg:x="12.471cm" svg:y="15.0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29cm" svg:height="1.433cm" svg:x="9.426cm" svg:y="16.4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29cm" svg:height="1.433cm" svg:x="10.955cm" svg:y="16.4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29cm" svg:height="1.433cm" svg:x="12.471cm" svg:y="16.467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6.6cm" svg:height="1.2cm" svg:x="17.1cm" svg:y="2.1cm">
          <draw:text-box>
            <text:p>arr[:2,1:]</text:p>
          </draw:text-box>
        </draw:frame>
        <draw:frame draw:style-name="gr8" draw:text-style-name="P4" draw:layer="layout" svg:width="6.6cm" svg:height="2.384cm" svg:x="17.1cm" svg:y="7.9cm">
          <draw:text-box>
            <text:p>arr[2]</text:p>
            <text:p>arr[2,:]</text:p>
            <text:p>arr[2:, :]</text:p>
          </draw:text-box>
        </draw:frame>
        <draw:frame draw:style-name="gr8" draw:text-style-name="P4" draw:layer="layout" svg:width="6.6cm" svg:height="1.673cm" svg:x="17.1cm" svg:y="14cm">
          <draw:text-box>
            <text:p>arr[1, :2]</text:p>
            <text:p>arr[1:2,:2]</text:p>
          </draw:text-box>
        </draw:frame>
        <draw:frame draw:style-name="gr9" draw:text-style-name="P4" draw:layer="layout" svg:width="4.2cm" svg:height="17.3cm" svg:x="22.1cm" svg:y="2cm">
          <draw:text-box>
            <text:p>(2,2)</text:p>
            <text:p/>
            <text:p/>
            <text:p/>
            <text:p/>
            <text:p/>
            <text:p/>
            <text:p/>
            <text:p>(3,)</text:p>
            <text:p>(3,)</text:p>
            <text:p>(1,3)</text:p>
            <text:p/>
            <text:p/>
            <text:p/>
            <text:p/>
            <text:p/>
            <text:p/>
            <text:p>(2,)</text:p>
            <text:p>(1,2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Franck Borel</meta:initial-creator>
    <meta:creation-date>2019-11-05T09:32:56.229316895</meta:creation-date>
    <dc:date>2019-11-05T09:57:04.640927596</dc:date>
    <dc:creator>Franck Borel</dc:creator>
    <meta:editing-duration>PT24M7S</meta:editing-duration>
    <meta:editing-cycles>4</meta:editing-cycles>
    <meta:generator>LibreOffice/6.3.2.2$Linux_X86_64 LibreOffice_project/30$Build-2</meta:generator>
    <meta:document-statistic meta:object-count="44"/>
  </office:meta>
</office:document-meta>
</file>